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16a7b9" officeooo:paragraph-rsid="0016a7b9"/>
    </style:style>
    <style:style style:name="T1" style:family="text">
      <style:text-properties officeooo:rsid="0015c123"/>
    </style:style>
    <style:style style:name="T2" style:family="text">
      <style:text-properties officeooo:rsid="0016a7b9"/>
    </style:style>
    <style:style style:name="T3" style:family="text">
      <style:text-properties officeooo:rsid="001832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Glow</text:span> </text:h>
      <text:p text:style-name="P1"/>
      <text:p text:style-name="P2">Glow is a simple way of creating self illuminating objects as well as light independent color (for examples sky boxes or 3D text boxes). </text:p>
      <text:p text:style-name="P2">In later version<text:span text:style-name="T3">s</text:span> it will be possible to adjust the bloom value of the g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4M51S</meta:editing-duration>
    <meta:editing-cycles>5</meta:editing-cycles>
    <meta:generator>LibreOffice/5.1.4.2$Linux_X86_64 LibreOffice_project/10m0$Build-2</meta:generator>
    <dc:date>2017-01-29T02:33:50.506850126</dc:date>
    <meta:document-statistic meta:table-count="0" meta:image-count="0" meta:object-count="0" meta:page-count="1" meta:paragraph-count="3" meta:word-count="40" meta:character-count="218" meta:non-whitespace-character-count="179"/>
  </office:meta>
</office:document-meta>
</file>